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ayer Swizer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Bereaved friends. <text:s/>If I wished to draw sighs from our/ hearts and tears from your eyes, I would say that your/ loss is very very sad. <text:s/>I would paint the anguish of a/ blind mother, who cannot enjoy even the melancholy/ satisfaction of looking upon features, she once delighted to/ contemplate, but who only hears the measured steps of men/ carrying her only son to his lasting home. <text:s/>I would/ picture the poignant grief of a wife left in the middle course/ of her existence without her main stay and support. <text:s/>I would/ describe the sorrow of sons and daughters deprived of a coun-/-sellor and a guide at an age when a father's influence is most/ sensibly felt. <text:s/>I would delineate the pain of relatives/ some of whom sat at the table of my deceased brother in/ faith, and dwelt under his roof, and others who visited/ him often and cordially. <text:s/>I know that if I were to speak/ also of the suffering endured by this now decaying body, and/ of the trials of a farewell from a numerous family and/ of this terrible separation, I would make the very walls of/ our hall echo forth groans and lamentations. <text:s/>But such/ is not my object, such is not my desire./</text:p>
      <text:p text:style-name="P6"/>
      <text:p text:style-name="P6">[Page 2]</text:p>
      <text:p text:style-name="P6">Nay it is not my duty. <text:s/>I think it would be a/ misapplication of my calling. <text:s/>The task assigned/ to me on occasions like the present is the very opposite/ of the work which a chemist will at <text:s/>times follow./ <text:s/>He will try to extract some deadly poisons out of the most/ delicious fruits, I, on the contrary, must draw sweet honey/ out of the bitterest objects. <text:s/>Yes, my bereaved friends. <text:s/>The/ potion brought to your lips is acrid, but it contains with-/al a vast deal which is pleasant and even <text:s/>grateful./ <text:s/>Let me point it out. <text:s/><text:soft-page-break/>Mayer Swizer has left a rich/ legacy behind--to wit, a good name. <text:s/>You aged mother/ you mourning widow, you hapless children you af-/-fectionate relatives and friends need not blush on/ looking back at the record of this Israelite. <text:s/>For sober/ and moral he was, quiet and hardworking he proved him-/-self. <text:s/>This recollection alone is wealth. <text:s/>But the de-/-parted has likewise bequeathed what will avert from his dear/ ones the greatest trouble, that is he has shown them the/ way to proceed in industrial pursuits, and not to need/ the sower bread of the so called human charity. <text:s/>But/ what greater consolation, my friends than to feel heart eased <text:span text:style-name="T2">at</text:span><text:span text:style-name="T3">/ </text:span><text:span text:style-name="T2">heart</text:span><text:span text:style-name="T3">; to feel that we have not set aside the principles of goodness./</text:span></text:p>
      <text:p text:style-name="P6"><text:span text:style-name="T3"/></text:p>
      <text:p text:style-name="P6"><text:span text:style-name="T3">[Page 3]</text:span></text:p>
      <text:p text:style-name="P6"><text:span text:style-name="T3"><text:tab/>Surely a wife who spent days and nights at the/ bedside of her husband, and regardless of her suffering/ health administered every possible comfort, smoothing/ the aching pillow, moisten the lips with a prayer till/ the soul returned to God that gave it, such a wife has/ an abundant source of consolation. <text:s/>So the children/ who postponed business and studies and rest to the care/ a father needed, and the relatives who devoted weeks and/ months to assuage the pangs of the diseased, all of them/ must now derive, I will not say joy, but gratification/ from the knowledge of their irreproachable conduct./ <text:s/>Oh let my poor words strike a deep root, meditate thereon/ ye friends and believe a sympathiser; you will hereafter experience/ unspeakable satisfaction on looking back even on the sad/ hour./</text:span></text:p>
      <text:p text:style-name="P6"><text:span text:style-name="T3"><text:tab/>Here follows a prayer for consolation, &amp; an exhortation/ to the children to lighten the burden of a widowed mother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1T15:37:18.31</meta:creation-date>
    <meta:document-statistic meta:table-count="0" meta:image-count="0" meta:object-count="0" meta:page-count="3" meta:paragraph-count="68" meta:word-count="754" meta:character-count="4622"/>
    <dc:date>2012-10-11T15:47:38.46</dc:date>
    <dc:creator>Penn Libraries</dc:creator>
    <meta:editing-duration>PT00H10M20S</meta:editing-duration>
    <meta:editing-cycles>1</meta:editing-cycles>
    <meta:generator>OpenOffice.org/3.2$Win32 OpenOffice.org_project/320m12$Build-9483</meta:generator>
  </office:meta>
</office:document-meta>
</file>